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3mm"/>
    </style:style>
    <style:style style:name="co2" style:family="table-column">
      <style:table-column-properties fo:break-before="auto" style:column-width="29.88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16.62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6.35mm"/>
    </style:style>
    <style:style style:name="co8" style:family="table-column">
      <style:table-column-properties fo:break-before="auto" style:column-width="17.13mm"/>
    </style:style>
    <style:style style:name="co9" style:family="table-column">
      <style:table-column-properties fo:break-before="auto" style:column-width="11.39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0mm"/>
    </style:style>
    <style:style style:name="co12" style:family="table-column">
      <style:table-column-properties fo:break-before="auto" style:column-width="14.87mm"/>
    </style:style>
    <style:style style:name="co13" style:family="table-column">
      <style:table-column-properties fo:break-before="auto" style:column-width="20.3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49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style:use-window-font-color="true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number-columns-repeated="995" table:default-cell-style-name="ce4"/>
        <table:table-column table:style-name="co15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8" office:value-type="string" calcext:value-type="string">
            <text:p>flect_M</text:p>
          </table:table-cell>
          <table:table-cell table:style-name="ce8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9"/>
          <table:table-cell table:style-name="ce9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9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table:style-name="Default" office:value-type="string" calcext:value-type="string">
            <text:p>plusur</text:p>
          </table:table-cell>
          <table:table-cell table:style-name="Default" office:value-type="string" calcext:value-type="string">
            <text:p>plus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table:number-columns-repeated="2" table:style-name="Default" office:value-type="string" calcext:value-type="string">
            <text:p>env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table:style-name="Default"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table:style-name="Default" office:value-type="string" calcext:value-type="string">
            <text:p>empli</text:p>
          </table:table-cell>
          <table:table-cell table:style-name="Default" office:value-type="string" calcext:value-type="string">
            <text:p>empl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table:style-name="Default" office:value-type="string" calcext:value-type="string">
            <text:p>ptize</text:p>
          </table:table-cell>
          <table:table-cell table:style-name="Default" office:value-type="string" calcext:value-type="string">
            <text:p>batisi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table:style-name="Default"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table:style-name="Default" office:value-type="string" calcext:value-type="string">
            <text:p>gerpie</text:p>
          </table:table-cell>
          <table:table-cell table:style-name="Default" office:value-type="string" calcext:value-type="string">
            <text:p>guerp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table:style-name="Default"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table:style-name="Default" office:value-type="string" calcext:value-type="string">
            <text:p>mea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table:style-name="Default" office:value-type="string" calcext:value-type="string">
            <text:p>filhe</text:p>
          </table:table-cell>
          <table:table-cell table:style-name="Default" office:value-type="string" calcext:value-type="string">
            <text:p>fill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table:style-name="Default"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9"/>
          <table:table-cell table:style-name="ce9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table:style-name="Default" office:value-type="string" calcext:value-type="string">
            <text:p>do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table:style-name="Default" office:value-type="string" calcext:value-type="string">
            <text:p>Vercel†e†s</text:p>
          </table:table-cell>
          <table:table-cell table:style-name="Default" office:value-type="string" calcext:value-type="string">
            <text:p>Verce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table:style-name="Default"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table:style-name="Default"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table:style-name="Default"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table:style-name="Default"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table:number-columns-repeated="2" table:style-name="Default" office:value-type="string" calcext:value-type="string">
            <text:p>Pav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table:style-name="Default"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table:style-name="Default" office:value-type="string" calcext:value-type="string">
            <text:p>tute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table:number-columns-repeated="2" table:style-name="Default" office:value-type="string" calcext:value-type="string">
            <text:p>Lumbard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table:number-columns-repeated="2" table:style-name="Default" office:value-type="string" calcext:value-type="string">
            <text:p>Otin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table:style-name="Default" office:value-type="string" calcext:value-type="string">
            <text:p>ter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table:style-name="Default" office:value-type="string" calcext:value-type="string">
            <text:p>plie</text:p>
          </table:table-cell>
          <table:table-cell table:style-name="Default" office:value-type="string" calcext:value-type="string">
            <text:p>ploi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table:style-name="Default" office:value-type="string" calcext:value-type="string">
            <text:p>beise</text:p>
          </table:table-cell>
          <table:table-cell table:style-name="Default" office:value-type="string" calcext:value-type="string">
            <text:p>bais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table:style-name="Default" office:value-type="string" calcext:value-type="string">
            <text:p>humilie</text:p>
          </table:table-cell>
          <table:table-cell table:style-name="Default" office:value-type="string" calcext:value-type="string">
            <text:p>umelï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Default" office:value-type="string" calcext:value-type="string">
            <text:p>rufs</text:p>
          </table:table-cell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table:number-columns-repeated="2" table:style-name="Default" office:value-type="string" calcext:value-type="string">
            <text:p>pucel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table:style-name="Default" office:value-type="string" calcext:value-type="string">
            <text:p>cummande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table:style-name="Default" office:value-type="string" calcext:value-type="string">
            <text:p>otrie</text:p>
          </table:table-cell>
          <table:table-cell table:style-name="Default" office:value-type="string" calcext:value-type="string">
            <text:p>otroii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Default" office:value-type="string" calcext:value-type="string">
            <text:p>dis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table:style-name="Default"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table:style-name="Default" office:value-type="string" calcext:value-type="string">
            <text:p>tient</text:p>
          </table:table-cell>
          <table:table-cell table:style-name="Default" office:value-type="string" calcext:value-type="string">
            <text:p>teni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table:style-name="Default"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table:style-name="Default" office:value-type="string" calcext:value-type="string">
            <text:p>marri</text:p>
          </table:table-cell>
          <table:table-cell table:style-name="Default" office:value-type="string" calcext:value-type="string">
            <text:p>mar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table:style-name="Default" office:value-type="string" calcext:value-type="string">
            <text:p>pes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table:style-name="Default" office:value-type="string" calcext:value-type="string">
            <text:p>mei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table:style-name="Default" office:value-type="string" calcext:value-type="string">
            <text:p>amur</text:p>
          </table:table-cell>
          <table:table-cell table:style-name="Default" office:value-type="string" calcext:value-type="string">
            <text:p>am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table:style-name="Default"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table:style-name="Default" office:value-type="string" calcext:value-type="string">
            <text:p>guenchie</text:p>
          </table:table-cell>
          <table:table-cell table:style-name="Default" office:value-type="string" calcext:value-type="string">
            <text:p>guench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table:number-columns-repeated="2" table:style-name="Default" office:value-type="string" calcext:value-type="string">
            <text:p>Otin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table:style-name="Default" office:value-type="string" calcext:value-type="string">
            <text:p>amur</text:p>
          </table:table-cell>
          <table:table-cell table:style-name="Default" office:value-type="string" calcext:value-type="string">
            <text:p>am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table:style-name="Default" office:value-type="string" calcext:value-type="string">
            <text:p>frai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table:style-name="Default" office:value-type="string" calcext:value-type="string">
            <text:p>cheval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table:style-name="Default"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table:style-name="Default" office:value-type="string" calcext:value-type="string">
            <text:p>forbiee</text:p>
          </table:table-cell>
          <table:table-cell table:style-name="Default" office:value-type="string" calcext:value-type="string">
            <text:p>forb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table:style-name="Default" office:value-type="string" calcext:value-type="string">
            <text:p>baptesmerie</text:p>
          </table:table-cell>
          <table:table-cell table:style-name="Default" office:value-type="string" calcext:value-type="string">
            <text:p>batesm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table:style-name="Default" office:value-type="string" calcext:value-type="string">
            <text:p>dreiz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table:style-name="Default" office:value-type="string" calcext:value-type="string">
            <text:p>empereres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table:style-name="Default" office:value-type="string" calcext:value-type="string">
            <text:p>treske</text:p>
          </table:table-cell>
          <table:table-cell table:style-name="Default" office:value-type="string" calcext:value-type="string">
            <text:p>tresque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table:style-name="Default" office:value-type="string" calcext:value-type="string">
            <text:p>no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table:style-name="Default" office:value-type="string" calcext:value-type="string">
            <text:p>venums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table:style-name="Default" office:value-type="string" calcext:value-type="string">
            <text:p>pleins</text:p>
          </table:table-cell>
          <table:table-cell table:style-name="Default" office:value-type="string" calcext:value-type="string">
            <text:p>plei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table:style-name="Default" office:value-type="string" calcext:value-type="string">
            <text:p>Lumbadie</text:p>
          </table:table-cell>
          <table:table-cell table:style-name="Default" office:value-type="string" calcext:value-type="string">
            <text:p>Lumbard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table:style-name="Default" office:value-type="string" calcext:value-type="string">
            <text:p>noces</text:p>
          </table:table-cell>
          <table:table-cell table:style-name="Default" office:value-type="string" calcext:value-type="string">
            <text:p>noc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table:style-name="Default" office:value-type="string" calcext:value-type="string">
            <text:p>serr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table:style-name="Default" office:value-type="string" calcext:value-type="string">
            <text:p>aprez</text:p>
          </table:table-cell>
          <table:table-cell table:style-name="Default" office:value-type="string" calcext:value-type="string">
            <text:p>aprè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Default" office:value-type="string" calcext:value-type="string">
            <text:p>to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table:number-columns-repeated="2"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table:style-name="Default" office:value-type="string" calcext:value-type="string">
            <text:p>aver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table:style-name="Default" office:value-type="string" calcext:value-type="string">
            <text:p>emperur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table:number-columns-repeated="2" table:style-name="Default" office:value-type="string" calcext:value-type="string">
            <text:p>Gars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table:style-name="Default" office:value-type="string" calcext:value-type="string">
            <text:p>den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table:style-name="Default" office:value-type="string" calcext:value-type="string">
            <text:p>palais</text:p>
          </table:table-cell>
          <table:table-cell table:style-name="Default" office:value-type="string" calcext:value-type="string">
            <text:p>palais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table:style-name="Default" office:value-type="string" calcext:value-type="string">
            <text:p>ci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table:style-name="Default" office:value-type="string" calcext:value-type="string">
            <text:p>granz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table:style-name="Default" office:value-type="string" calcext:value-type="string">
            <text:p>barnages</text:p>
          </table:table-cell>
          <table:table-cell table:style-name="Default" office:value-type="string" calcext:value-type="string">
            <text:p>barnag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table:style-name="Default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Default" office:value-type="string" calcext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table:style-name="Default" office:value-type="string" calcext:value-type="string">
            <text:p>\est/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table:style-name="Default" office:value-type="string" calcext:value-type="string">
            <text:p>mangir</text:p>
          </table:table-cell>
          <table:table-cell table:style-name="Default" office:value-type="string" calcext:value-type="string">
            <text:p>mang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table:style-name="Default" office:value-type="string" calcext:value-type="string">
            <text:p>prest</text:p>
          </table:table-cell>
          <table:table-cell table:style-name="Default" office:value-type="string" calcext:value-type="string">
            <text:p>prest1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table:style-name="Default" office:value-type="string" calcext:value-type="string">
            <text:p>cunrez</text:p>
          </table:table-cell>
          <table:table-cell table:style-name="Default" office:value-type="string" calcext:value-type="string">
            <text:p>conrë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table:style-name="Default" office:value-type="string" calcext:value-type="string">
            <text:p>mangerent</text:p>
          </table:table-cell>
          <table:table-cell table:style-name="Default" office:value-type="string" calcext:value-type="string">
            <text:p>mang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table:style-name="Default"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table:style-name="Default" office:value-type="string" calcext:value-type="string">
            <text:p>donez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Default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table:style-name="Default" office:value-type="string" calcext:value-type="string">
            <text:p>supers</text:p>
          </table:table-cell>
          <table:table-cell table:style-name="Default" office:value-type="string" calcext:value-type="string">
            <text:p>sop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table:style-name="Default" office:value-type="string" calcext:value-type="string">
            <text:p>vins</text:p>
          </table:table-cell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table:style-name="Default" office:value-type="string" calcext:value-type="string">
            <text:p>aportez</text:p>
          </table:table-cell>
          <table:table-cell table:style-name="Default" office:value-type="string" calcext:value-type="string">
            <text:p>aport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table:style-name="Default" office:value-type="string" calcext:value-type="string">
            <text:p>enz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table:style-name="Default" office:value-type="string" calcext:value-type="string">
            <text:p>chambre</text:p>
          </table:table-cell>
          <table:table-cell table:style-name="Default" office:value-type="string" calcext:value-type="string">
            <text:p>chambre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table:style-name="Default" office:value-type="string" calcext:value-type="string">
            <text:p>entrez</text:p>
          </table:table-cell>
          <table:table-cell table:style-name="Default" office:value-type="string" calcext:value-type="string">
            <text:p>entr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table:style-name="Default" office:value-type="string" calcext:value-type="string">
            <text:p>dormi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table:style-name="Default" office:value-type="string" calcext:value-type="string">
            <text:p>hus</text:p>
          </table:table-cell>
          <table:table-cell table:style-name="Default" office:value-type="string" calcext:value-type="string">
            <text:p>uis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table:style-name="Default" office:value-type="string" calcext:value-type="string">
            <text:p>fermez</text:p>
          </table:table-cell>
          <table:table-cell table:style-name="Default" office:value-type="string" calcext:value-type="string">
            <text:p>ferm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table:style-name="Default" office:value-type="string" calcext:value-type="string">
            <text:p>deman</text:p>
          </table:table-cell>
          <table:table-cell table:style-name="Default" office:value-type="string" calcext:value-type="string">
            <text:p>demai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table:style-name="Default" office:value-type="string" calcext:value-type="string">
            <text:p>levez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table:style-name="Default" office:value-type="string" calcext:value-type="string">
            <text:p>baruns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table:style-name="Default" office:value-type="string" calcext:value-type="string">
            <text:p>mandez</text:p>
          </table:table-cell>
          <table:table-cell table:style-name="Default" office:value-type="string" calcext:value-type="string">
            <text:p>mand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table:style-name="Default" office:value-type="string" calcext:value-type="string">
            <text:p>sanie</text:p>
          </table:table-cell>
          <table:table-cell table:style-name="Default" office:value-type="string" calcext:value-type="string">
            <text:p>savin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table:style-name="Default" office:value-type="string" calcext:value-type="string">
            <text:p>tint</text:p>
          </table:table-cell>
          <table:table-cell table:style-name="Default" office:value-type="string" calcext:value-type="string">
            <text:p>teni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table:style-name="Default" office:value-type="string" calcext:value-type="string">
            <text:p>bastun</text:p>
          </table:table-cell>
          <table:table-cell table:style-name="Default" office:value-type="string" calcext:value-type="string">
            <text:p>basto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table:style-name="Default" office:value-type="string" calcext:value-type="string">
            <text:p>neelez</text:p>
          </table:table-cell>
          <table:table-cell table:style-name="Default" office:value-type="string" calcext:value-type="string">
            <text:p>nëel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Default" office:value-type="string" calcext:value-type="string">
            <text:p>seign†r†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table:style-name="Default" office:value-type="string" calcext:value-type="string">
            <text:p>peti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Default" office:value-type="string" calcext:value-type="string">
            <text:p>conseilliez</text:p>
          </table:table-cell>
          <table:table-cell table:style-name="Default" office:value-type="string" calcext:value-type="string">
            <text:p>conseillier1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table:style-name="Default" office:value-type="string" calcext:value-type="string">
            <text:p>mei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table:style-name="Default" office:value-type="string" calcext:value-type="string">
            <text:p>fere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table:style-name="Default" office:value-type="string" calcext:value-type="string">
            <text:p>devez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table:number-columns-repeated="2" table:style-name="Default" office:value-type="string" calcext:value-type="string">
            <text:p>Gars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table:style-name="Default" office:value-type="string" calcext:value-type="string">
            <text:p>\oi/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table:style-name="Default" office:value-type="string" calcext:value-type="string">
            <text:p>force</text:p>
          </table:table-cell>
          <table:table-cell table:style-name="Default" office:value-type="string" calcext:value-type="string">
            <text:p>force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table:style-name="Default" office:value-type="string" calcext:value-type="string">
            <text:p>ter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table:style-name="Default" office:value-type="string" calcext:value-type="string">
            <text:p>entrez</text:p>
          </table:table-cell>
          <table:table-cell table:style-name="Default" office:value-type="string" calcext:value-type="string">
            <text:p>entr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table:style-name="Default" office:value-type="string" calcext:value-type="string">
            <text:p>chastels</text:p>
          </table:table-cell>
          <table:table-cell table:style-name="Default" office:value-type="string" calcext:value-type="string">
            <text:p>chaste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table:style-name="Default" office:value-type="string" calcext:value-type="string">
            <text:p>aer</text:p>
          </table:table-cell>
          <table:table-cell table:style-name="Default" office:value-type="string" calcext:value-type="string">
            <text:p>ard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table:style-name="Default" office:value-type="string" calcext:value-type="string">
            <text:p>brise</text:p>
          </table:table-cell>
          <table:table-cell table:style-name="Default" office:value-type="string" calcext:value-type="string">
            <text:p>bris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table:style-name="Default" office:value-type="string" calcext:value-type="string">
            <text:p>citez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table:style-name="Default"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table:style-name="Default" office:value-type="string" calcext:value-type="string">
            <text:p>destruite</text:p>
          </table:table-cell>
          <table:table-cell table:style-name="Default" office:value-type="string" calcext:value-type="string">
            <text:p>destruire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table:style-name="Default" office:value-type="string" calcext:value-type="string">
            <text:p>seinte</text:p>
          </table:table-cell>
          <table:table-cell table:style-name="Default" office:value-type="string" calcext:value-type="string">
            <text:p>sai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table:style-name="Default" office:value-type="string" calcext:value-type="string">
            <text:p>cristientez</text:p>
          </table:table-cell>
          <table:table-cell table:style-name="Default" office:value-type="string" calcext:value-type="string">
            <text:p>crestïen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Default" office:value-type="string" calcext:value-type="string">
            <text:p>irum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table:style-name="Default" office:value-type="string" calcext:value-type="string">
            <text:p>no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table:style-name="Default" office:value-type="string" calcext:value-type="string">
            <text:p>venge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Default" office:value-type="string" calcext:value-type="string">
            <text:p>estez</text:p>
          </table:table-cell>
          <table:table-cell table:style-name="Default" office:value-type="string" calcext:value-type="string">
            <text:p>esté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table:style-name="Default" office:value-type="string" calcext:value-type="string">
            <text:p>atendrum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table:style-name="Default" office:value-type="string" calcext:value-type="string">
            <text:p>iver</text:p>
          </table:table-cell>
          <table:table-cell table:style-name="Default" office:value-type="string" calcext:value-type="string">
            <text:p>iver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table:style-name="Default"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table:style-name="Default" office:value-type="string" calcext:value-type="string">
            <text:p>passez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table:style-name="Default" office:value-type="string" calcext:value-type="string">
            <text:p>dien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Default" office:value-type="string" calcext:value-type="string">
            <text:p>mervelle</text:p>
          </table:table-cell>
          <table:table-cell table:style-name="Default" office:value-type="string" calcext:value-type="string">
            <text:p>merveille</text:p>
          </table:table-cell>
          <table:table-cell table:style-name="Default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table:style-name="Default" office:value-type="string" calcext:value-type="string">
            <text:p>parlez</text:p>
          </table:table-cell>
          <table:table-cell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table:style-name="Default" office:value-type="string" calcext:value-type="string">
            <text:p>celui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Default" office:value-type="string" calcext:value-type="string">
            <text:p>†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table:style-name="Default" office:value-type="string" calcext:value-type="string">
            <text:p>aprestez</text:p>
          </table:table-cell>
          <table:table-cell table:style-name="Default" office:value-type="string" calcext:value-type="string">
            <text:p>aprest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table:style-name="Default" office:value-type="string" calcext:value-type="string">
            <text:p>er\e/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table:number-columns-repeated="2" table:style-name="Default" office:value-type="string" calcext:value-type="string">
            <text:p>termes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table:style-name="Default" office:value-type="string" calcext:value-type="string">
            <text:p>nomez</text:p>
          </table:table-cell>
          <table:table-cell table:style-name="Default" office:value-type="string" calcext:value-type="string">
            <text:p>nom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table:style-name="Default"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table:style-name="Default"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table:style-name="Default" office:value-type="string" calcext:value-type="string">
            <text:p>loez</text:p>
          </table:table-cell>
          <table:table-cell table:style-name="Default" office:value-type="string" calcext:value-type="string">
            <text:p>löe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table:style-name="Default" office:value-type="string" calcext:value-type="string">
            <text:p>entre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table:style-name="Default" office:value-type="string" calcext:value-type="string">
            <text:p>averil</text:p>
          </table:table-cell>
          <table:table-cell table:style-name="Default" office:value-type="string" calcext:value-type="string">
            <text:p>avr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table:style-name="Default" office:value-type="string" calcext:value-type="string">
            <text:p>marz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table:style-name="Default"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table:style-name="Default" office:value-type="string" calcext:value-type="string">
            <text:p>passez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table:style-name="Default" office:value-type="string" calcext:value-type="string">
            <text:p>mei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table:style-name="Default" office:value-type="string" calcext:value-type="string">
            <text:p>amur</text:p>
          </table:table-cell>
          <table:table-cell table:style-name="Default" office:value-type="string" calcext:value-type="string">
            <text:p>am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table:style-name="Default" office:value-type="string" calcext:value-type="string">
            <text:p>lores</text:p>
          </table:table-cell>
          <table:table-cell table:style-name="Default" office:value-type="string" calcext:value-type="string">
            <text:p>lor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table:style-name="Default" office:value-type="string" calcext:value-type="string">
            <text:p>aprestez</text:p>
          </table:table-cell>
          <table:table-cell table:style-name="Default" office:value-type="string" calcext:value-type="string">
            <text:p>apres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table:style-name="Default" office:value-type="string" calcext:value-type="string">
            <text:p>dien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table:style-name="Default" office:value-type="string" calcext:value-type="string">
            <text:p>commondez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table:style-name="Default" office:value-type="string" calcext:value-type="string">
            <text:p>em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table:style-name="Default" office:value-type="string" calcext:value-type="string">
            <text:p>escrire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table:style-name="Default" office:value-type="string" calcext:value-type="string">
            <text:p>brief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table:style-name="Default" office:value-type="string" calcext:value-type="string">
            <text:p>enpire</text:p>
          </table:table-cell>
          <table:table-cell table:style-name="Default" office:value-type="string" calcext:value-type="string">
            <text:p>empi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table:style-name="Default" office:value-type="string" calcext:value-type="string">
            <text:p>tramet</text:p>
          </table:table-cell>
          <table:table-cell table:style-name="Default" office:value-type="string" calcext:value-type="string">
            <text:p>tramet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table:style-name="Default" office:value-type="string" calcext:value-type="string">
            <text:p>messagiers</text:p>
          </table:table-cell>
          <table:table-cell table:style-name="Default" office:value-type="string" calcext:value-type="string">
            <text:p>messag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Default" office:value-type="string" calcext:value-type="string">
            <text:p>remainent</text:p>
          </table:table-cell>
          <table:table-cell table:style-name="Default" office:value-type="string" calcext:value-type="string">
            <text:p>remanoir</text:p>
          </table:table-cell>
          <table:table-cell table:style-name="Default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table:style-name="Default" office:value-type="string" calcext:value-type="string">
            <text:p>neis</text:p>
          </table:table-cell>
          <table:table-cell table:style-name="Default" office:value-type="string" calcext:value-type="string">
            <text:p>nëi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number-columns-repeated="2"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table:style-name="Default" office:value-type="string" calcext:value-type="string">
            <text:p>archir</text:p>
          </table:table-cell>
          <table:table-cell table:style-name="Default" office:value-type="string" calcext:value-type="string">
            <text:p>arch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table:style-name="Default" office:value-type="string" calcext:value-type="string">
            <text:p>arblastiers</text:p>
          </table:table-cell>
          <table:table-cell table:style-name="Default" office:value-type="string" calcext:value-type="string">
            <text:p>arbalest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table:style-name="Default" office:value-type="string" calcext:value-type="string">
            <text:p>dunc</text:p>
          </table:table-cell>
          <table:table-cell table:style-name="Default" office:value-type="string" calcext:value-type="string">
            <text:p>donc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table:style-name="Default" office:value-type="string" calcext:value-type="string">
            <text:p>vienge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table:style-name="Default" office:value-type="string" calcext:value-type="string">
            <text:p>Seint denise</text:p>
          </table:table-cell>
          <table:table-cell table:style-name="Default" office:value-type="string" calcext:value-type="string">
            <text:p>Saint-Den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table:style-name="Default" office:value-type="string" calcext:value-type="string">
            <text:p>rende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table:style-name="Default"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table:style-name="Default" office:value-type="string" calcext:value-type="string">
            <text:p>deniers</text:p>
          </table:table-cell>
          <table:table-cell table:style-name="Default" office:value-type="string" calcext:value-type="string">
            <text:p>den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table:style-name="Default" office:value-type="string" calcext:value-type="string">
            <text:p>decebre</text:p>
          </table:table-cell>
          <table:table-cell table:style-name="Default" office:value-type="string" calcext:value-type="string">
            <text:p>decemb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table:style-name="Default" office:value-type="string" calcext:value-type="string">
            <text:p>passé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table:style-name="Default" office:value-type="string" calcext:value-type="string">
            <text:p>genviers</text:p>
          </table:table-cell>
          <table:table-cell table:style-name="Default" office:value-type="string" calcext:value-type="string">
            <text:p>jenv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table:style-name="Default" office:value-type="string" calcext:value-type="string">
            <text:p>feverier</text:p>
          </table:table-cell>
          <table:table-cell table:style-name="Default" office:value-type="string" calcext:value-type="string">
            <text:p>fevr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table:number-columns-repeated="2" table:style-name="Default" office:value-type="string" calcext:value-type="string">
            <text:p>marz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table:number-columns-repeated="2" table:style-name="Default" office:value-type="string" calcext:value-type="string">
            <text:p>tens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style-name="Default" office:value-type="string" calcext:value-type="string">
            <text:p>ligers</text:p>
          </table:table-cell>
          <table:table-cell table:style-name="Default" office:value-type="string" calcext:value-type="string">
            <text:p>legier2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number-columns-repeated="2"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style-name="Default" office:value-type="string" calcext:value-type="string">
            <text:p>em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table:style-name="Default" office:value-type="string" calcext:value-type="string">
            <text:p>dun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table:number-columns-repeated="2"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table:style-name="Default"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table:number-columns-repeated="2" table:style-name="Default" office:value-type="string" calcext:value-type="string">
            <text:p>Anseï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table:number-columns-repeated="2" table:style-name="Default" office:value-type="string" calcext:value-type="string">
            <text:p>Girond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table:number-columns-repeated="2" table:style-name="Default" office:value-type="string" calcext:value-type="string">
            <text:p>Engeler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table:style-name="Default" office:value-type="string" calcext:value-type="string">
            <text:p>Estut</text:p>
          </table:table-cell>
          <table:table-cell table:style-name="Default" office:value-type="string" calcext:value-type="string">
            <text:p>Estou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table:style-name="Default" office:value-type="string" calcext:value-type="string">
            <text:p>Lengr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table:number-columns-repeated="2" table:style-name="Default" office:value-type="string" calcext:value-type="string">
            <text:p>Turp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table:style-name="Default"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table:style-name="Default"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table:style-name="Default"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table:style-name="Default"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Default" office:value-type="string" calcext:value-type="string">
            <text:p>granz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table:style-name="Default" office:value-type="string" calcext:value-type="string">
            <text:p>fenestres</text:p>
          </table:table-cell>
          <table:table-cell table:style-name="Default" office:value-type="string" calcext:value-type="string">
            <text:p>fenest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table:style-name="Default"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table:style-name="Default" office:value-type="string" calcext:value-type="string">
            <text:p>chiés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table:style-name="Default" office:value-type="string" calcext:value-type="string">
            <text:p>viren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table:number-columns-repeated="2"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style-name="Default"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table:style-name="Default"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table:style-name="Default"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table:style-name="Default" office:value-type="string" calcext:value-type="string">
            <text:p>Cels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table:style-name="Default" office:value-type="string" calcext:value-type="string">
            <text:p>Curages</text:p>
          </table:table-cell>
          <table:table-cell table:style-name="Default" office:value-type="string" calcext:value-type="string">
            <text:p>corag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table:style-name="Default" office:value-type="string" calcext:value-type="string">
            <text:p>Agevins</text:p>
          </table:table-cell>
          <table:table-cell table:style-name="Default" office:value-type="string" calcext:value-type="string">
            <text:p>Angev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table:style-name="Default"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table:style-name="Default"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table:style-name="Default"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table:style-name="Default"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table:style-name="Default" office:value-type="string" calcext:value-type="string">
            <text:p>Guerriers</text:p>
          </table:table-cell>
          <table:table-cell table:style-name="Default" office:value-type="string" calcext:value-type="string">
            <text:p>guerr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table:style-name="Default"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table:style-name="Default"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table:style-name="Default"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style-name="Default"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table:style-name="Default" office:value-type="string" calcext:value-type="string">
            <text:p>flur</text:p>
          </table:table-cell>
          <table:table-cell table:style-name="Default" office:value-type="string" calcext:value-type="string">
            <text:p>flo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table:style-name="Default"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Default" office:value-type="string" calcext:value-type="string">
            <text:p>vie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table:style-name="Default" office:value-type="string" calcext:value-type="string">
            <text:p>Escuz</text:p>
          </table:table-cell>
          <table:table-cell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Default" office:value-type="string" calcext:value-type="string">
            <text:p>Quartiers</text:p>
          </table:table-cell>
          <table:table-cell table:style-name="Default" office:value-type="string" calcext:value-type="string">
            <text:p>cart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table:number-columns-repeated="2" table:style-name="Default" office:value-type="string" calcext:value-type="string">
            <text:p>dest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style-name="Default" office:value-type="string" calcext:value-type="string">
            <text:p>menent</text:p>
          </table:table-cell>
          <table:table-cell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table:style-name="Default" office:value-type="string" calcext:value-type="string">
            <text:p>anfans</text:p>
          </table:table-cell>
          <table:table-cell table:style-name="Default" office:value-type="string" calcext:value-type="string">
            <text:p>enf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Default"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table:style-name="Default" office:value-type="string" calcext:value-type="string">
            <text:p>celui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table:style-name="Default" office:value-type="string" calcext:value-type="string">
            <text:p>ne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table:style-name="Default" office:value-type="string" calcext:value-type="string">
            <text:p>a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table:style-name="Default" office:value-type="string" calcext:value-type="string">
            <text:p>esqüiers</text:p>
          </table:table-cell>
          <table:table-cell table:style-name="Default" office:value-type="string" calcext:value-type="string">
            <text:p>escuier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table:style-name="Default" office:value-type="string" calcext:value-type="string">
            <text:p>mesti\e/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style-name="Default" office:value-type="string" calcext:value-type="string">
            <text:p>fr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table:style-name="Default" office:value-type="string" calcext:value-type="string">
            <text:p>Munt martre</text:p>
          </table:table-cell>
          <table:table-cell table:style-name="Default" office:value-type="string" calcext:value-type="string">
            <text:p>Mont-Martr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table:style-name="Default" office:value-type="string" calcext:value-type="string">
            <text:p>aünent</text:p>
          </table:table-cell>
          <table:table-cell table:style-name="Default" office:value-type="string" calcext:value-type="string">
            <text:p>äun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table:style-name="Default" office:value-type="string" calcext:value-type="string">
            <text:p>milliers</text:p>
          </table:table-cell>
          <table:table-cell table:style-name="Default" office:value-type="string" calcext:value-type="string">
            <text:p>mi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table:style-name="Default" office:value-type="string" calcext:value-type="string">
            <text:p>premir</text:p>
          </table:table-cell>
          <table:table-cell table:style-name="Default" office:value-type="string" calcext:value-type="string">
            <text:p>premier</text:p>
          </table:table-cell>
          <table:table-cell table:style-name="Default"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table:style-name="Default" office:value-type="string" calcext:value-type="string">
            <text:p>avr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table:style-name="Default" office:value-type="string" calcext:value-type="string">
            <text:p>aub</text:p>
          </table:table-cell>
          <table:table-cell table:style-name="Default" office:value-type="string" calcext:value-type="string">
            <text:p>aube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table:style-name="Default" office:value-type="string" calcext:value-type="string">
            <text:p>esclarie</text:p>
          </table:table-cell>
          <table:table-cell table:style-name="Default" office:value-type="string" calcext:value-type="string">
            <text:p>esclairi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table:style-name="Default" office:value-type="string" calcext:value-type="string">
            <text:p>munte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table:number-columns-repeated="2" table:style-name="Default" office:value-type="string" calcext:value-type="string">
            <text:p>cheval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table:style-name="Default" office:value-type="string" calcext:value-type="string">
            <text:p>Sendenise</text:p>
          </table:table-cell>
          <table:table-cell table:style-name="Default" office:value-type="string" calcext:value-type="string">
            <text:p>Saint-Den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table:number-columns-repeated="2" table:style-name="Default" office:value-type="string" calcext:value-type="string">
            <text:p>congi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style-name="Default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table:style-name="Default" office:value-type="string" calcext:value-type="string">
            <text:p>veie</text:p>
          </table:table-cell>
          <table:table-cell table:style-name="Default" office:value-type="string" calcext:value-type="string">
            <text:p>vo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table:style-name="Default" office:value-type="string" calcext:value-type="string">
            <text:p>acuillie</text:p>
          </table:table-cell>
          <table:table-cell table:style-name="Default" office:value-type="string" calcext:value-type="string">
            <text:p>acoill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table:style-name="Default" office:value-type="string" calcext:value-type="string">
            <text:p>plurent</text:p>
          </table:table-cell>
          <table:table-cell table:style-name="Default" office:value-type="string" calcext:value-type="string">
            <text:p>plor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table:style-name="Default" office:value-type="string" calcext:value-type="string">
            <text:p>dames</text:p>
          </table:table-cell>
          <table:table-cell table:style-name="Default" office:value-type="string" calcext:value-type="string">
            <text:p>dam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table:style-name="Default" office:value-type="string" calcext:value-type="string">
            <text:p>maldient</text:p>
          </table:table-cell>
          <table:table-cell table:style-name="Default" office:value-type="string" calcext:value-type="string">
            <text:p>mau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table:style-name="Default" office:value-type="string" calcext:value-type="string">
            <text:p>Gars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table:style-name="Default" office:value-type="string" calcext:value-type="string">
            <text:p>sonent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table:style-name="Default" office:value-type="string" calcext:value-type="string">
            <text:p>ce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table:style-name="Default" office:value-type="string" calcext:value-type="string">
            <text:p>unqu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table:style-name="Default" office:value-type="string" calcext:value-type="string">
            <text:p>a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table:number-columns-repeated="2" table:style-name="Default" office:value-type="string" calcext:value-type="string">
            <text:p>env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table:style-name="Default"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table:style-name="Default" office:value-type="string" calcext:value-type="string">
            <text:p>premir</text:p>
          </table:table-cell>
          <table:table-cell table:style-name="Default" office:value-type="string" calcext:value-type="string">
            <text:p>premier</text:p>
          </table:table-cell>
          <table:table-cell table:style-name="Default"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table:style-name="Default" office:value-type="string" calcext:value-type="string">
            <text:p>guie</text:p>
          </table:table-cell>
          <table:table-cell table:style-name="Default" office:value-type="string" calcext:value-type="string">
            <text:p>gui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table:style-name="Default" office:value-type="string" calcext:value-type="string">
            <text:p>reire</text:p>
          </table:table-cell>
          <table:table-cell table:style-name="Default" office:value-type="string" calcext:value-type="string">
            <text:p>rier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table:style-name="Default"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table:style-name="Default" office:value-type="string" calcext:value-type="string">
            <text:p>od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table:number-columns-repeated="2" table:style-name="Default" office:value-type="string" calcext:value-type="string">
            <text:p>barb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table:style-name="Default" office:value-type="string" calcext:value-type="string">
            <text:p>flurie</text:p>
          </table:table-cell>
          <table:table-cell table:style-name="Default" office:value-type="string" calcext:value-type="string">
            <text:p>fl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table:number-columns-repeated="2" table:style-name="Default" office:value-type="string" calcext:value-type="string">
            <text:p>Otin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table:style-name="Default" office:value-type="string" calcext:value-type="string">
            <text:p>leisier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table:style-name="Default"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table:style-name="Default" office:value-type="string" calcext:value-type="string">
            <text:p>munte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table:style-name="Default" office:value-type="string" calcext:value-type="string">
            <text:p>mul</text:p>
          </table:table-cell>
          <table:table-cell table:style-name="Default" office:value-type="string" calcext:value-type="string">
            <text:p>mul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table:style-name="Default"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table:number-columns-repeated="2"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Default" office:value-type="string" calcext:value-type="string">
            <text:p>amblüer</text:p>
          </table:table-cell>
          <table:table-cell table:style-name="Default" office:value-type="string" calcext:value-type="string">
            <text:p>amblëu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table:style-name="Default" office:value-type="string" calcext:value-type="string">
            <text:p>serrie</text:p>
          </table:table-cell>
          <table:table-cell table:style-name="Default" office:value-type="string" calcext:value-type="string">
            <text:p>serr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table:number-columns-repeated="2" table:style-name="Default" office:value-type="string" calcext:value-type="string">
            <text:p>m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table:style-name="Default" office:value-type="string" calcext:value-type="string">
            <text:p>nef</text:p>
          </table:table-cell>
          <table:table-cell table:style-name="Default" office:value-type="string" calcext:value-type="string">
            <text:p>nef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table:style-name="Default" office:value-type="string" calcext:value-type="string">
            <text:p>galie</text:p>
          </table:table-cell>
          <table:table-cell table:style-name="Default" office:value-type="string" calcext:value-type="string">
            <text:p>galee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table:number-columns-repeated="2" table:style-name="Default" office:value-type="string" calcext:value-type="string">
            <text:p>set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table:style-name="Default" office:value-type="string" calcext:value-type="string">
            <text:p>cenz</text:p>
          </table:table-cell>
          <table:table-cell table:style-name="Default" office:value-type="string" calcext:value-type="string">
            <text:p>cent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table:style-name="Default" office:value-type="string" calcext:value-type="string">
            <text:p>baruns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Default" office:value-type="string" calcext:value-type="string">
            <text:p>mesnie</text:p>
          </table:table-cell>
          <table:table-cell table:style-name="Default" office:value-type="string" calcext:value-type="string">
            <text:p>maisnie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table:style-name="Default" office:value-type="string" calcext:value-type="string">
            <text:p>burnie</text:p>
          </table:table-cell>
          <table:table-cell table:style-name="Default" office:value-type="string" calcext:value-type="string">
            <text:p>brun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table:number-columns-repeated="2" table:style-name="Default" office:value-type="string" calcext:value-type="string">
            <text:p>tot</text:p>
          </table:table-cell>
          <table:table-cell table:style-name="Default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table:style-name="Default" office:value-type="string" calcext:value-type="string">
            <text:p>jufne</text:p>
          </table:table-cell>
          <table:table-cell table:style-name="Default" office:value-type="string" calcext:value-type="string">
            <text:p>juene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table:style-name="Default" office:value-type="string" calcext:value-type="string">
            <text:p>cheval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style-name="Default" office:value-type="string" calcext:value-type="string">
            <text:p>issent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style-name="Default" office:value-type="string" calcext:value-type="string">
            <text:p>\e/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table:style-name="Default"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table:style-name="Default" office:value-type="string" calcext:value-type="string">
            <text:p>gerpie</text:p>
          </table:table-cell>
          <table:table-cell table:style-name="Default" office:value-type="string" calcext:value-type="string">
            <text:p>guerp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table:style-name="Default" office:value-type="string" calcext:value-type="string">
            <text:p>passent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table:style-name="Default"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table:style-name="Default" office:value-type="string" calcext:value-type="string">
            <text:p>compaignie</text:p>
          </table:table-cell>
          <table:table-cell table:style-name="Default" office:value-type="string" calcext:value-type="string">
            <text:p>compagn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Default" office:value-type="string" calcext:value-type="string">
            <text:p>issent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table:style-name="Default" office:value-type="string" calcext:value-type="string">
            <text:p>munz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table:number-columns-repeated="2" table:style-name="Default" office:value-type="string" calcext:value-type="string">
            <text:p>Ivor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table:style-name="Default" office:value-type="string" calcext:value-type="string">
            <text:p>Verce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table:style-name="Default" office:value-type="string" calcext:value-type="string">
            <text:p>passent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table:number-columns-repeated="2" table:style-name="Default" office:value-type="string" calcext:value-type="string">
            <text:p>nav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Default"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Default" office:value-type="string" calcext:value-type="string">
            <text:p>muntent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table:style-name="Default" office:value-type="string" calcext:value-type="string">
            <text:p>vi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table:style-name="Default" office:value-type="string" calcext:value-type="string">
            <text:p>fort†e†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table:number-columns-repeated="2"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table:style-name="Default" office:value-type="string" calcext:value-type="string">
            <text:p>haie</text:p>
          </table:table-cell>
          <table:table-cell table:style-name="Default" office:value-type="string" calcext:value-type="string">
            <text:p>hä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table:style-name="Default" office:value-type="string" calcext:value-type="string">
            <text:p>desuz</text:p>
          </table:table-cell>
          <table:table-cell table:style-name="Default" office:value-type="string" calcext:value-type="string">
            <text:p>desus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table:style-name="Default"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table:style-name="Default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table:number-columns-repeated="2" table:style-name="Default" office:value-type="string" calcext:value-type="string">
            <text:p>herberg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table:style-name="Default" office:value-type="string" calcext:value-type="string">
            <text:p>ewe</text:p>
          </table:table-cell>
          <table:table-cell table:style-name="Default" office:value-type="string" calcext:value-type="string">
            <text:p>aigu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table:number-columns-repeated="2" table:style-name="Default" office:value-type="string" calcext:value-type="string">
            <text:p>T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table:style-name="Default" office:value-type="string" calcext:value-type="string">
            <text:p>prarrie</text:p>
          </table:table-cell>
          <table:table-cell table:style-name="Default" office:value-type="string" calcext:value-type="string">
            <text:p>prä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table:style-name="Default" office:value-type="string" calcext:value-type="string">
            <text:p>en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table:number-columns-repeated="2"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table:style-name="Default" office:value-type="string" calcext:value-type="string">
            <text:p>desuz</text:p>
          </table:table-cell>
          <table:table-cell table:style-name="Default" office:value-type="string" calcext:value-type="string">
            <text:p>desus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table:style-name="Default" office:value-type="string" calcext:value-type="string">
            <text:p>ewe</text:p>
          </table:table-cell>
          <table:table-cell table:style-name="Default" office:value-type="string" calcext:value-type="string">
            <text:p>aigu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table:number-columns-repeated="2" table:style-name="Default" office:value-type="string" calcext:value-type="string">
            <text:p>T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table:number-columns-repeated="2" table:style-name="Default" office:value-type="string" calcext:value-type="string">
            <text:p>ostel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table:number-columns-repeated="2" table:style-name="Default" office:value-type="string" calcext:value-type="string">
            <text:p>uit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style-name="Default" office:value-type="string" calcext:value-type="string">
            <text:p>ju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table:style-name="Default" office:value-type="string" calcext:value-type="string">
            <text:p>pleniers</text:p>
          </table:table-cell>
          <table:table-cell table:style-name="Default" office:value-type="string" calcext:value-type="string">
            <text:p>plenier2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table:style-name="Default" office:value-type="string" calcext:value-type="string">
            <text:p>demurer</text:p>
          </table:table-cell>
          <table:table-cell table:style-name="Default" office:value-type="string" calcext:value-type="string">
            <text:p>demor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table:style-name="Default" office:value-type="string" calcext:value-type="string">
            <text:p>chevals</text:p>
          </table:table-cell>
          <table:table-cell table:style-name="Default" office:value-type="string" calcext:value-type="string">
            <text:p>cheva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table:style-name="Default" office:value-type="string" calcext:value-type="string">
            <text:p>seiner</text:p>
          </table:table-cell>
          <table:table-cell table:style-name="Default" office:value-type="string" calcext:value-type="string">
            <text:p>saigni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table:style-name="Default" office:value-type="string" calcext:value-type="string">
            <text:p>reposé</text:p>
          </table:table-cell>
          <table:table-cell table:style-name="Default" office:value-type="string" calcext:value-type="string">
            <text:p>repos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table:style-name="Default" office:value-type="string" calcext:value-type="string">
            <text:p>malades</text:p>
          </table:table-cell>
          <table:table-cell table:style-name="Default" office:value-type="string" calcext:value-type="string">
            <text:p>malad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table:style-name="Default"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table:number-columns-repeated="2" table:style-name="Default" office:value-type="string" calcext:value-type="string">
            <text:p>mecin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table:style-name="Default" office:value-type="string" calcext:value-type="string">
            <text:p>Pep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table:number-columns-repeated="2" table:style-name="Default" office:value-type="string" calcext:value-type="string">
            <text:p>pas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table:style-name="Default" office:value-type="string" calcext:value-type="string">
            <text:p>oblier</text:p>
          </table:table-cell>
          <table:table-cell table:style-name="Default" office:value-type="string" calcext:value-type="string">
            <text:p>oblï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table:style-name="Default" office:value-type="string" calcext:value-type="string">
            <text:p>dementier</text:p>
          </table:table-cell>
          <table:table-cell table:style-name="Default" office:value-type="string" calcext:value-type="string">
            <text:p>dementiere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ont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table:style-name="Default" office:value-type="string" calcext:value-type="string">
            <text:p>devein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table:style-name="Default" office:value-type="string" calcext:value-type="string">
            <text:p>u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table:style-name="Default" office:value-type="string" calcext:value-type="string">
            <text:p>em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style-name="Default" office:value-type="string" calcext:value-type="string">
            <text:p>fir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table:style-name="Default" office:value-type="string" calcext:value-type="string">
            <text:p>haies</text:p>
          </table:table-cell>
          <table:table-cell table:style-name="Default" office:value-type="string" calcext:value-type="string">
            <text:p>haie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table:style-name="Default" office:value-type="string" calcext:value-type="string">
            <text:p>sulives</text:p>
          </table:table-cell>
          <table:table-cell table:style-name="Default" office:value-type="string" calcext:value-type="string">
            <text:p>soliv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table:number-columns-repeated="2" table:style-name="Default" office:value-type="string" calcext:value-type="string">
            <text:p>ferm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style-name="Default" office:value-type="string" calcext:value-type="string">
            <text:p>mailz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style-name="Default" office:value-type="string" calcext:value-type="string">
            <text:p>confire</text:p>
          </table:table-cell>
          <table:table-cell table:style-name="Default" office:value-type="string" calcext:value-type="string">
            <text:p>confire2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table:style-name="Default" office:value-type="string" calcext:value-type="string">
            <text:p>soder</text:p>
          </table:table-cell>
          <table:table-cell table:style-name="Default" office:value-type="string" calcext:value-type="string">
            <text:p>souder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table:style-name="Default" office:value-type="string" calcext:value-type="string">
            <text:p>herberges</text:p>
          </table:table-cell>
          <table:table-cell table:style-name="Default" office:value-type="string" calcext:value-type="string">
            <text:p>herberg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table:style-name="Default" office:value-type="string" calcext:value-type="string">
            <text:p>manger</text:p>
          </table:table-cell>
          <table:table-cell table:style-name="Default" office:value-type="string" calcext:value-type="string">
            <text:p>mangi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table:style-name="Default"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table:style-name="Default" office:value-type="string" calcext:value-type="string">
            <text:p>curu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table:style-name="Default" office:value-type="string" calcext:value-type="string">
            <text:p>aduber</text:p>
          </table:table-cell>
          <table:table-cell table:style-name="Default" office:value-type="string" calcext:value-type="string">
            <text:p>adob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table:style-name="Default" office:value-type="string" calcext:value-type="string">
            <text:p>seurent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style-name="Default" office:value-type="string" calcext:value-type="string">
            <text:p>unze</text:p>
          </table:table-cell>
          <table:table-cell table:style-name="Default" office:value-type="string" calcext:value-type="string">
            <text:p>onze</text:p>
          </table:table-cell>
          <table:table-cell table:style-name="Default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table:number-columns-repeated="2"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table:style-name="Default"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table:style-name="Default" office:value-type="string" calcext:value-type="string">
            <text:p>adubent</text:p>
          </table:table-cell>
          <table:table-cell table:style-name="Default" office:value-type="string" calcext:value-type="string">
            <text:p>adob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table:style-name="Default" office:value-type="string" calcext:value-type="string">
            <text:p>umbre</text:p>
          </table:table-cell>
          <table:table-cell table:style-name="Default" office:value-type="string" calcext:value-type="string">
            <text:p>ombre</text:p>
          </table:table-cell>
          <table:table-cell table:style-name="Default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table:style-name="Default" office:value-type="string" calcext:value-type="string">
            <text:p>du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table:style-name="Default" office:value-type="string" calcext:value-type="string">
            <text:p>lorer</text:p>
          </table:table-cell>
          <table:table-cell table:style-name="Default" office:value-type="string" calcext:value-type="string">
            <text:p>lor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table:style-name="Default"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table:style-name="Default" office:value-type="string" calcext:value-type="string">
            <text:p>muntent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table:style-name="Default" office:value-type="string" calcext:value-type="string">
            <text:p>commencent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table:style-name="Default" office:value-type="string" calcext:value-type="string">
            <text:p>errer</text:p>
          </table:table-cell>
          <table:table-cell table:style-name="Default" office:value-type="string" calcext:value-type="string">
            <text:p>errer2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table:style-name="Default" office:value-type="string" calcext:value-type="string">
            <text:p>jo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table:style-name="Default" office:value-type="string" calcext:value-type="string">
            <text:p>quere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table:number-columns-repeated="2"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style-name="Default" office:value-type="string" calcext:value-type="string">
            <text:p>einz</text:p>
          </table:table-cell>
          <table:table-cell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table:style-name="Default" office:value-type="string" calcext:value-type="string">
            <text:p>ving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table:number-columns-repeated="2" table:style-name="Default" office:value-type="string" calcext:value-type="string">
            <text:p>retorn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number-columns-repeated="1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table:style-name="Default" office:value-type="string" calcext:value-type="string">
            <text:p>voldrei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table:style-name="Default"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table:number-columns-repeated="2" table:style-name="Default" office:value-type="string" calcext:value-type="string">
            <text:p>mu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table:number-columns-repeated="2" table:style-name="Default" office:value-type="string" calcext:value-type="string">
            <text:p>cl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s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8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Default" office:value-type="string" calcext:value-type="string">
            <text:p>liu</text:p>
          </table:table-cell>
          <table:table-cell table:style-name="Default" office:value-type="string" calcext:value-type="string">
            <text:p>lieu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style-name="Default"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table:style-name="Default" office:value-type="string" calcext:value-type="string">
            <text:p>mescreant&lt;e&gt;</text:p>
          </table:table-cell>
          <table:table-cell table:style-name="Default" office:value-type="string" calcext:value-type="string">
            <text:p>mescroire</text:p>
          </table:table-cell>
          <table:table-cell table:style-name="Default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armé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ce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chan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style-name="Default" office:value-type="string" calcext:value-type="string">
            <text:p>v†n†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style-name="Default" office:value-type="string" calcext:value-type="string">
            <text:p>deskë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orï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v†n†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icï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duï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com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\il/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number-columns-repeated="2"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detenemant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emandé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ë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style-name="Default" office:value-type="string" calcext:value-type="string">
            <text:p>rï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trové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style-name="Default" office:value-type="string" calcext:value-type="string">
            <text:p>mane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p\a/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irreem&lt;e&gt;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lï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destr&lt;i&gt;\e/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style-name="Default" office:value-type="string" calcext:value-type="string">
            <text:p>bon†n†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number-columns-repeated="2" table:style-name="Default" office:value-type="string" calcext:value-type="string">
            <text:p>Naï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number-columns-repeated="2"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ar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lievé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style-name="Default" office:value-type="string" calcext:value-type="string">
            <text:p>avé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5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com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g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n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afichié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\est/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mustré†e†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afoler2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pouum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meï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number-columns-repeated="2"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cü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mure†re†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style-name="Default" office:value-type="string" calcext:value-type="string">
            <text:p>Munpell&lt;?&gt;ier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1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3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5:18:41.30213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bc</meta:initial-creator>
    <meta:creation-date>2016-01-09T17:12:30Z</meta:creation-date>
    <dc:date>2018-11-12T15:19:05.532559491</dc:date>
    <meta:editing-cycles>2887</meta:editing-cycles>
    <meta:editing-duration>P13DT1H13M27S</meta:editing-duration>
    <meta:document-statistic meta:table-count="1" meta:cell-count="13789" meta:object-count="0"/>
  </office:meta>
</office:document-meta>
</file>